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ParamElementImp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amElementImpl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amElementImpl.setValueType( String valu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amElementImp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amElemen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amElementImpl.getValu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amElementImpl.HTMLParam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MLParamElement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amElementImpl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